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5.1709in"/>
    </style:style>
    <style:style style:name="co6" style:family="table-column">
      <style:table-column-properties fo:break-before="auto" style:column-width="6.3283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a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E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JoesFootprints:ANT3216LL00R2400A</text:p>
          </table:table-cell>
          <table:table-cell office:value-type="string" calcext:value-type="string">
            <text:p>Antenna with extra pin for shiel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S13UTR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chottky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96L-UEC-T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96L-QYC-T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048037000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JoesFootprints:Molex_0480370001</text:p>
          </table:table-cell>
          <table:table-cell office:value-type="string" calcext:value-type="string">
            <text:p>USB Type A conn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PIN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oesFootprints:OLED_0.91in_i2c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PB052VWVN-RC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Cortex Debug Connector, standard ARM Cortex-M SWD and JTAG interf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US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, R3, R4,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US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US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, R8,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US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 R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US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3, TP4, TP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C3</text:p>
          </table:table-cell>
          <table:table-cell office:value-type="string" calcext:value-type="string">
            <text:p>Package_DFN_QFN:QFN-32-1EP_5x5mm_P0.5mm_EP3.3x3.3mm_ThermalVi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2114HA-3.3TRG1</text:p>
          </table:table-cell>
          <table:table-cell office:value-type="string" calcext:value-type="string">
            <text:p>Package_TO_SOT_SMD:SOT-223-3_TabPin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400WFQA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Four pin crystal, GND on pins 2 and 4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2T18:02:39.464274549</dc:date>
    <meta:editing-duration>PT4M27S</meta:editing-duration>
    <meta:editing-cycles>1</meta:editing-cycles>
    <meta:document-statistic meta:table-count="1" meta:cell-count="133" meta:object-count="0"/>
    <meta:generator>LibreOffice/7.3.1.3$Linux_X86_64 LibreOffice_project/30$Build-3</meta:generator>
  </office:meta>
</office:document-meta>
</file>